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ter4</text:p>
      <text:p text:style-name="P1">Kolejny odcinek z mapą i już go lubię. Oglądamy tu opowieść o tym, że dobre chęci, ale złe metody mogą narobić więcej szkód niż pożytku. W odcinku mamy też przyjemność oglądać współpracę Rainbow i Twilight, co nie zdarzało się często. Nawet jeżeli ta dwójka miała większość jakiegoś odcinka dla siebie, najczęściej były to role nauczyciela i ucznia, w różnych wariacjach. I się okazało, że idzie im w tym całkiem nieźle. Druga para tego odcinka, czyli Top Bolt i Vapor Trail, może nie była tak błyskotliwa jak wcześniejsze postacie w odcinkach z mapą, ale też nie można niczego im zarzucić. Ogólnie całość to taki dobry średniak z lekkim przechyleniem w stronę lepszej oceny. </text:p>
      <text:p text:style-name="P1"/>
      <text:p text:style-name="P1">Dolar84</text:p>
      <text:p text:style-name="P1">Odcinek jakoś nie przypadł mi do gustu – zapewne dlatego, iż zdecydowanie nie jestem fanem Wonderbolts. Równocześnie nie mogę powiedzieć, że był zły – współpraca Rainbow i Twilight wypadła zaskakująco dobrze i w sumie bezkonfliktowo, był morał, dostaliśmy również elementy rozrywkowe – na przykład użycie syreny na wykładzie. Nowi bohaterowie to też plus odcinka – mam nadzieję, że jeszcze się z nimi spotkamy podczas występów tej lotniczej grupy cyrkowców. Można obejrze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81" meta:character-count="1163" meta:non-whitespace-character-count="981"/>
    <meta:generator>LibreOfficeDev/5.1.0.3$Linux_X86_64 LibreOffice_project/</meta:generator>
  </office:meta>
</office:document-meta>
</file>